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672B6F8B13E1F27E2E1.png" manifest:media-type="image/png"/>
  <manifest:file-entry manifest:full-path="Pictures/10000000000007E0000005E83BD92757A1312C17.jpg" manifest:media-type="image/jpeg"/>
  <manifest:file-entry manifest:full-path="Pictures/10000000000007E0000005E80F3E74A7DD73E93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1937in" draw:z-index="0"><draw:image xlink:href="Pictures/10000000000007E0000005E80F3E74A7DD73E935.jpg" xlink:type="simple" xlink:show="embed" xlink:actuate="onLoad"/></draw:frame></text:p>
      <text:p text:style-name="Standard"/>
      <text:p text:style-name="Standard"><draw:frame draw:style-name="fr2" draw:name="Image2" text:anchor-type="paragraph" svg:width="6.9252in" svg:height="5.1937in" draw:z-index="1"><draw:image xlink:href="Pictures/10000000000007E0000005E83BD92757A1312C1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8.961in" draw:z-index="2"><draw:image xlink:href="Pictures/10000201000004FB00000672B6F8B13E1F27E2E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23:24:49.991936511</meta:creation-date>
    <dc:date>2016-05-31T22:04:52.503248849</dc:date>
    <meta:editing-duration>PT6M46S</meta:editing-duration>
    <meta:editing-cycles>2</meta:editing-cycles>
    <meta:generator>LibreOffice/5.0.5.2$Linux_X86_64 LibreOffice_project/0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